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92">
            <text:p>1,292</text:p>
          </table:table-cell>
          <table:table-cell table:style-name="ce22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62">
            <text:p>1262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0">
            <text:p>14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192">
            <text:p>4,192</text:p>
          </table:table-cell>
          <table:table-cell table:style-name="ce22" office:value-type="float" office:value="1124">
            <text:p>11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252">
            <text:p>25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0">
            <text:p>31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42">
            <text:p>44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85">
            <text:p>2385</text:p>
          </table:table-cell>
          <table:table-cell table:style-name="ce22" office:value-type="float" office:value="1243">
            <text:p>12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77">
            <text:p>6577</text:p>
          </table:table-cell>
          <table:table-cell table:style-name="ce22" office:value-type="float" office:value="2367">
            <text:p>23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